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Утверждено</text:p>
      <text:p text:style-name="Standard">МГА от 12.03.1986 г. </text:p>
      <text:p text:style-name="Standard">№ 3.8-4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1T00:01:17</meta:creation-date>
    <dc:date>2012-07-21T00:01:35</dc:date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40" meta:non-whitespace-character-count="35"/>
    <meta:generator>LibreOffice/3.5$Linux_X86_64 LibreOffice_project/350m1$Build-2</meta:generator>
  </office:meta>
</office:document-meta>
</file>